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7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5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552cm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color="#000000" svg:stroke-linecap="round" draw:fill="none" draw:fill-color="#ffffff" draw:textarea-horizontal-align="left" draw:auto-grow-height="true" draw:auto-grow-width="true" fo:min-height="1.894cm" fo:min-width="4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22cm"/>
      <style:paragraph-properties style:writing-mode="lr-tb"/>
    </style:style>
    <style:style style:name="gr8" style:family="graphic" style:parent-style-name="objectwithoutfill">
      <style:graphic-properties draw:stroke="dash" draw:stroke-dash="Fine_20_Dashed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Dash_20__28_Rounded_29_" svg:stroke-width="0.035cm" svg:stroke-color="#bbbbbb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ine_20_Style_20_9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solid" draw:fill-color="#aa3377" draw:textarea-horizontal-align="justify" draw:textarea-vertical-align="middle" draw:auto-grow-height="false" fo:min-height="0.003cm" fo:min-width="0cm" fo:wrap-option="wrap"/>
    </style:style>
    <style:style style:name="gr13" style:family="graphic" style:parent-style-name="standard">
      <style:graphic-properties draw:stroke="none" draw:fill="solid" draw:fill-color="#ee6677" draw:textarea-horizontal-align="justify" draw:textarea-vertical-align="middle" draw:auto-grow-height="false" fo:min-height="0.003cm" fo:min-width="0cm" fo:wrap-option="wrap"/>
    </style:style>
    <style:style style:name="gr14" style:family="graphic" style:parent-style-name="standard">
      <style:graphic-properties svg:stroke-width="0.035cm" svg:stroke-color="#555555" draw:marker-start-width="0.252cm" draw:marker-end-width="0.252cm" draw:fill="none" loext:fill-use-slide-background="false" draw:textarea-horizontal-align="justify" draw:textarea-vertical-align="middle" draw:auto-grow-height="false" fo:min-height="5.422cm" fo:min-width="5.172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svg:stroke-color="#55555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Long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57cm" fo:min-width="4.32cm" fo:padding-top="0.151cm" fo:padding-bottom="0.151cm" fo:padding-left="0.276cm" fo:padding-right="0.276cm"/>
    </style:style>
    <style:style style:name="gr17" style:family="graphic" style:parent-style-name="standard">
      <style:graphic-properties draw:stroke="none" draw:fill="solid" draw:fill-color="#66ccee" draw:textarea-horizontal-align="justify" draw:textarea-vertical-align="middle" draw:auto-grow-height="false" fo:min-height="0.003cm" fo:min-width="0cm" fo:wrap-option="wrap"/>
    </style:style>
    <style:style style:name="gr18" style:family="graphic" style:parent-style-name="standard">
      <style:graphic-properties draw:stroke="none" draw:fill="solid" draw:fill-color="#4477aa" draw:textarea-horizontal-align="justify" draw:textarea-vertical-align="middle" draw:auto-grow-height="false" fo:min-height="0.003cm" fo:min-width="0cm" fo:wrap-option="wrap"/>
    </style:style>
    <style:style style:name="gr19" style:family="graphic" style:parent-style-name="standard">
      <style:graphic-properties draw:stroke="solid" draw:stroke-dash="Long_20_Dash" svg:stroke-width="0.035cm" svg:stroke-color="#555555" draw:marker-start-width="0.252cm" draw:marker-end-width="0.252cm" svg:stroke-linecap="butt" draw:fill="none" loext:fill-use-slide-background="false" draw:textarea-horizontal-align="justify" draw:textarea-vertical-align="middle" draw:auto-grow-height="false" fo:min-height="2.26cm" fo:min-width="4.01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dash" draw:stroke-dash="Long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242cm" fo:min-width="3.992cm" fo:padding-top="0.151cm" fo:padding-bottom="0.151cm" fo:padding-left="0.276cm" fo:padding-right="0.276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422cm" fo:min-width="5.172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draw:stroke="dash" draw:stroke-dash="Double_20_Dash" svg:stroke-width="0.053cm" svg:stroke-color="#bbbbbb" draw:marker-start-width="0.279cm" draw:marker-end-width="0.279cm" svg:stroke-linecap="butt" draw:fill="none" loext:fill-use-slide-background="false" draw:textarea-horizontal-align="justify" draw:textarea-vertical-align="middle" draw:auto-grow-height="false" fo:min-height="2.242cm" fo:min-width="3.992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bbbbbb" draw:marker-start="Arrowheads_20_3" draw:marker-start-width="0.279cm" draw:marker-end="" draw:marker-end-width="0.279cm" draw:fill="none" draw:textarea-vertical-align="middle" draw:auto-grow-height="false" fo:min-height="6.197cm" fo:min-width="0cm" fo:padding-top="0.151cm" fo:padding-bottom="0.151cm" fo:padding-left="0.276cm" fo:padding-right="0.276cm" fo:wrap-option="wrap"/>
    </style:style>
    <style:style style:name="gr26" style:family="graphic" style:parent-style-name="standard">
      <style:graphic-properties draw:stroke="none" draw:fill="solid" draw:fill-color="#aa3377" draw:textarea-horizontal-align="justify" draw:textarea-vertical-align="middle" draw:auto-grow-height="false" fo:min-height="0cm" fo:min-width="0cm" fo:wrap-option="wrap"/>
    </style:style>
    <style:style style:name="gr27" style:family="graphic" style:parent-style-name="standard">
      <style:graphic-properties svg:stroke-width="0.053cm" svg:stroke-color="#bbbbbb" draw:marker-start="Arrowheads_20_3" draw:marker-start-width="0.279cm" draw:marker-end="" draw:marker-end-width="0.279cm" draw:fill="none" draw:textarea-vertical-align="middle" draw:auto-grow-height="false" fo:min-height="6.173cm" fo:min-width="0cm" fo:padding-top="0.151cm" fo:padding-bottom="0.151cm" fo:padding-left="0.276cm" fo:padding-right="0.276cm" fo:wrap-option="wrap"/>
    </style:style>
    <style:style style:name="gr28" style:family="graphic" style:parent-style-name="standard">
      <style:graphic-properties draw:stroke="none" draw:fill="solid" draw:fill-color="#ee6677" draw:textarea-horizontal-align="justify" draw:textarea-vertical-align="middle" draw:auto-grow-height="false" fo:min-height="0cm" fo:min-width="0cm" fo:wrap-option="wrap"/>
    </style:style>
    <style:style style:name="gr29" style:family="graphic" style:parent-style-name="standard">
      <style:graphic-properties draw:stroke="none" draw:fill="solid" draw:fill-color="#4477aa" draw:textarea-horizontal-align="justify" draw:textarea-vertical-align="middle" draw:auto-grow-height="false" fo:min-height="0cm" fo:min-width="0cm" fo:wrap-option="wrap"/>
    </style:style>
    <style:style style:name="gr30" style:family="graphic" style:parent-style-name="standard">
      <style:graphic-properties draw:stroke="none" draw:fill="solid" draw:fill-color="#66ccee" draw:textarea-horizontal-align="justify" draw:textarea-vertical-align="middle" draw:auto-grow-height="false" fo:min-height="0cm" fo:min-width="0cm" fo:wrap-option="wrap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/>
    </style:style>
    <style:style style:name="P2" style:family="paragraph">
      <loext:graphic-properties draw:fill="none" draw:fill-color="#ffffff"/>
      <style:paragraph-properties style:writing-mode="lr-tb"/>
      <style:text-properties fo:color="#4477aa" loext:opacity="100%" loext:color-lum-mod="100%" loext:color-lum-off="0%" fo:font-size="24pt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aa3377"/>
      <style:paragraph-properties fo:text-align="center"/>
    </style:style>
    <style:style style:name="P7" style:family="paragraph">
      <loext:graphic-properties draw:fill="solid" draw:fill-color="#ee6677"/>
      <style:paragraph-properties fo:text-align="center"/>
    </style:style>
    <style:style style:name="P8" style:family="paragraph">
      <loext:graphic-properties draw:fill="solid" draw:fill-color="#66ccee"/>
      <style:paragraph-properties fo:text-align="center"/>
    </style:style>
    <style:style style:name="P9" style:family="paragraph">
      <loext:graphic-properties draw:fill="solid" draw:fill-color="#4477aa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color="#555555" loext:opacity="100%"/>
    </style:style>
    <style:style style:name="P13" style:family="paragraph">
      <loext:graphic-properties draw:fill="none" draw:fill-color="#ffffff"/>
      <style:text-properties fo:color="#555555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14" style:family="paragraph">
      <style:text-properties fo:color="#000000" loext:opacity="100%"/>
    </style:style>
    <style:style style:name="P15" style:family="paragraph">
      <loext:graphic-properties draw:fill="none" draw:fill-color="#ffffff"/>
      <style:text-properties fo:color="#000000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16" style:family="paragraph">
      <loext:graphic-properties draw:fill-color="#ffffff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color="#4477aa" loext:opacity="100%" fo:font-size="16pt" style:font-size-asian="16pt" style:font-size-complex="16pt"/>
    </style:style>
    <style:style style:name="T3" style:family="text">
      <style:text-properties fo:color="#aa3377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8pt" style:font-size-asian="18pt" style:font-size-complex="18pt"/>
    </style:style>
    <style:style style:name="T5" style:family="text">
      <style:text-properties fo:color="#555555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bbbbbb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4477aa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aa3377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71cm" svg:height="1.199cm" svg:x="14.447cm" svg:y="10.31cm">
          <draw:text-box>
            <text:p><text:span text:style-name="T1">O</text:span></text:p>
          </draw:text-box>
        </draw:frame>
        <draw:frame draw:style-name="gr2" draw:text-style-name="P1" draw:layer="layout" svg:width="1.112cm" svg:height="1.199cm" svg:x="19.62cm" svg:y="7.331cm">
          <draw:text-box>
            <text:p><text:span text:style-name="T1">A</text:span></text:p>
          </draw:text-box>
        </draw:frame>
        <draw:frame draw:style-name="gr3" draw:text-style-name="P1" draw:layer="layout" svg:width="1.069cm" svg:height="1.199cm" svg:x="9.474cm" svg:y="7.419cm">
          <draw:text-box>
            <text:p><text:span text:style-name="T1">B</text:span></text:p>
          </draw:text-box>
        </draw:frame>
        <draw:frame draw:style-name="gr4" draw:text-style-name="P1" draw:layer="layout" svg:width="1.052cm" svg:height="1.199cm" svg:x="14.421cm" svg:y="15.975cm">
          <draw:text-box>
            <text:p><text:span text:style-name="T1">C</text:span></text:p>
          </draw:text-box>
        </draw:frame>
        <draw:frame draw:style-name="gr5" draw:text-style-name="P2" draw:layer="layout" svg:width="4.541cm" svg:height="2.144cm" draw:transform="rotate (-1.0471975511966) translate (17.461cm 6.877cm)">
          <draw:text-box>
            <text:p><text:span text:style-name="T2">= clinical results</text:span></text:p>
            <text:p><text:span text:style-name="T3">≠ </text:span><text:span text:style-name="T3">auxiliary info</text:span></text:p>
            <text:p><text:span text:style-name="T2">= treat benefits</text:span></text:p>
          </draw:text-box>
        </draw:frame>
        <draw:frame draw:style-name="gr6" draw:text-style-name="P3" draw:layer="layout" svg:width="4.837cm" svg:height="2.144cm" svg:x="12.734cm" svg:y="12.653cm">
          <draw:text-box>
            <text:p><text:span text:style-name="T3">≠ </text:span><text:span text:style-name="T3">clinical results</text:span></text:p>
            <text:p><text:span text:style-name="T2">= auxiliary info</text:span></text:p>
            <text:p><text:span text:style-name="T2">= treat benefits</text:span></text:p>
          </draw:text-box>
        </draw:frame>
        <draw:frame draw:style-name="gr7" draw:text-style-name="P2" draw:layer="layout" svg:width="4.722cm" svg:height="2.144cm" draw:transform="rotate (1.0471975511966) translate (10.514cm 10.886cm)">
          <draw:text-box>
            <text:p><text:span text:style-name="T2">= clinical results</text:span></text:p>
            <text:p><text:span text:style-name="T2">= auxiliary info</text:span></text:p>
            <text:p><text:span text:style-name="T3">≠ </text:span><text:span text:style-name="T3">treat benefits</text:span></text:p>
          </draw:text-box>
        </draw:frame>
        <draw:line draw:style-name="gr8" draw:text-style-name="P4" draw:layer="layout" svg:x1="15.609cm" svg:y1="10.571cm" svg:x2="19.664cm" svg:y2="8.23cm">
          <text:p/>
        </draw:line>
        <draw:line draw:style-name="gr9" draw:text-style-name="P4" draw:layer="layout" svg:x1="14.464cm" svg:y1="10.572cm" svg:x2="10.409cm" svg:y2="8.231cm">
          <text:p/>
        </draw:line>
        <draw:line draw:style-name="gr9" draw:text-style-name="P4" draw:layer="layout" svg:x1="15.017cm" svg:y1="16.11cm" svg:x2="15.017cm" svg:y2="11.428cm">
          <text:p/>
        </draw:line>
        <draw:line draw:style-name="gr10" draw:text-style-name="P4" draw:layer="layout" svg:x1="17.114cm" svg:y1="3.423cm" svg:x2="20.516cm" svg:y2="3.423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2" draw:text-style-name="P6" draw:layer="layout" svg:width="0.357cm" svg:height="0.357cm" svg:x="15.4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6.14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5.645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8.045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13.916cm" svg:y="3.213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6.916cm" svg:y1="3.221cm" svg:x2="16.916cm" svg:y2="9.221cm">
          <text:p/>
        </draw:line>
        <draw:line draw:style-name="gr15" draw:text-style-name="P4" draw:layer="layout" svg:x1="13.916cm" svg:y1="5.451cm" svg:x2="19.916cm" svg:y2="5.451cm">
          <text:p/>
        </draw:line>
        <draw:custom-shape draw:style-name="gr16" draw:text-style-name="P4" draw:layer="layout" svg:width="5cm" svg:height="3cm" svg:x="14.518cm" svg:y="3.766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8.254cm" svg:y="5.7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553cm" svg:y="5.9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053cm" svg:y="6.2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5.453cm" svg:y="6.1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744cm" svg:y="6.8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043cm" svg:y="7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543cm" svg:y="7.3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4.943cm" svg:y="7.2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944cm" svg:y="7.0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243cm" svg:y="7.2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743cm" svg:y="7.5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6.143cm" svg:y="7.4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924cm" svg:y="7.5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223cm" svg:y="7.7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723cm" svg:y="8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5.123cm" svg:y="7.9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9.104cm" svg:y="7.6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403cm" svg:y="7.8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903cm" svg:y="8.1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6.303cm" svg:y="8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144cm" svg:y="8.1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443cm" svg:y="8.3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943cm" svg:y="8.6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5.343cm" svg:y="8.5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2" draw:text-style-name="P6" draw:layer="layout" svg:width="0.357cm" svg:height="0.357cm" svg:x="9.045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74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246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646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0.517cm" svg:y1="3.742cm" svg:x2="10.517cm" svg:y2="6.742cm">
          <text:p/>
        </draw:line>
        <draw:line draw:style-name="gr15" draw:text-style-name="P4" draw:layer="layout" svg:x1="8.117cm" svg:y1="5.452cm" svg:x2="13.117cm" svg:y2="5.452cm">
          <text:p/>
        </draw:line>
        <draw:custom-shape draw:style-name="gr19" draw:text-style-name="P4" draw:layer="layout" svg:width="5cm" svg:height="3cm" svg:x="8.119cm" svg:y="3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855cm" svg:y="5.7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154cm" svg:y="5.9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654cm" svg:y="6.2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9.054cm" svg:y="6.1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0" draw:text-style-name="P11" draw:layer="layout" svg:width="3.38cm" svg:height="1.835cm" svg:x="8.89cm" svg:y="2.146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3.38cm" svg:height="1.835cm" svg:x="15.261cm" svg:y="1.5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2.644cm" svg:height="1.835cm" draw:transform="rotate (1.5707963267949) translate (6.411cm 6.574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0" draw:text-style-name="P13" draw:layer="layout" svg:width="3.427cm" svg:height="0.848cm" svg:x="8.799cm" svg:y="6.888cm">
          <draw:text-box>
            <text:p text:style-name="P12"><text:span text:style-name="T10">clinical trials</text:span></text:p>
          </draw:text-box>
        </draw:frame>
        <draw:frame draw:style-name="gr20" draw:text-style-name="P15" draw:layer="layout" svg:width="3.914cm" svg:height="0.848cm" svg:x="14.95cm" svg:y="9.328cm">
          <draw:text-box>
            <text:p text:style-name="P14"><text:span text:style-name="T10">full population</text:span></text:p>
          </draw:text-box>
        </draw:frame>
        <draw:custom-shape draw:style-name="gr12" draw:text-style-name="P6" draw:layer="layout" svg:width="0.357cm" svg:height="0.357cm" svg:x="8.845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546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6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446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7.317cm" svg:y="11.214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0.317cm" svg:y1="11.222cm" svg:x2="10.317cm" svg:y2="17.222cm">
          <text:p/>
        </draw:line>
        <draw:line draw:style-name="gr15" draw:text-style-name="P4" draw:layer="layout" svg:x1="7.317cm" svg:y1="13.452cm" svg:x2="13.317cm" svg:y2="13.452cm">
          <text:p/>
        </draw:line>
        <draw:custom-shape draw:style-name="gr21" draw:text-style-name="P4" draw:layer="layout" svg:width="5cm" svg:height="3cm" svg:x="7.919cm" svg:y="11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655cm" svg:y="13.7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954cm" svg:y="13.9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454cm" svg:y="14.2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854cm" svg:y="14.1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145cm" svg:y="14.8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444cm" svg:y="15.0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944cm" svg:y="15.3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344cm" svg:y="15.2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345cm" svg:y="15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644cm" svg:y="15.2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144cm" svg:y="15.5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9.544cm" svg:y="15.4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325cm" svg:y="15.5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624cm" svg:y="15.7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124cm" svg:y="16.0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524cm" svg:y="15.9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505cm" svg:y="15.6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804cm" svg:y="15.8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304cm" svg:y="16.1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9.704cm" svg:y="16.0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545cm" svg:y="16.1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844cm" svg:y="16.3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344cm" svg:y="16.6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744cm" svg:y="16.5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0" draw:text-style-name="P11" draw:layer="layout" svg:width="3.38cm" svg:height="1.835cm" svg:x="8.662cm" svg:y="9.548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5" draw:layer="layout" svg:width="3.914cm" svg:height="0.848cm" svg:x="8.351cm" svg:y="17.329cm">
          <draw:text-box>
            <text:p text:style-name="P14"><text:span text:style-name="T10">full population</text:span></text:p>
          </draw:text-box>
        </draw:frame>
        <draw:frame draw:style-name="gr20" draw:text-style-name="P11" draw:layer="layout" svg:width="3.194cm" svg:height="1.835cm" draw:transform="rotate (1.5707963267949) translate (5.612cm 15.304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12" draw:text-style-name="P6" draw:layer="layout" svg:width="0.357cm" svg:height="0.357cm" svg:x="24.255cm" svg:y="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956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456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26.856cm" svg:y="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5.727cm" svg:y1="4.743cm" svg:x2="25.727cm" svg:y2="7.743cm">
          <text:p/>
        </draw:line>
        <draw:line draw:style-name="gr15" draw:text-style-name="P4" draw:layer="layout" svg:x1="23.327cm" svg:y1="6.453cm" svg:x2="28.327cm" svg:y2="6.453cm">
          <text:p/>
        </draw:line>
        <draw:custom-shape draw:style-name="gr19" draw:text-style-name="P4" draw:layer="layout" svg:width="5cm" svg:height="3cm" svg:x="23.329cm" svg:y="4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27.065cm" svg:y="6.7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364cm" svg:y="6.9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864cm" svg:y="7.2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24.264cm" svg:y="7.1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0" draw:text-style-name="P11" draw:layer="layout" svg:width="3.38cm" svg:height="1.835cm" svg:x="24.1cm" svg:y="3.1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2.644cm" svg:height="1.835cm" draw:transform="rotate (1.5707963267949) translate (21.621cm 7.575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0" draw:text-style-name="P13" draw:layer="layout" svg:width="3.427cm" svg:height="0.848cm" svg:x="24.009cm" svg:y="7.889cm">
          <draw:text-box>
            <text:p text:style-name="P12"><text:span text:style-name="T10">clinical trials</text:span></text:p>
          </draw:text-box>
        </draw:frame>
        <draw:custom-shape draw:style-name="gr12" draw:text-style-name="P6" draw:layer="layout" svg:width="0.357cm" svg:height="0.357cm" svg:x="24.255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956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24.456cm" svg:y="12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26.856cm" svg:y="12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6cm" svg:height="6cm" svg:x="22.727cm" svg:y="11.215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25.727cm" svg:y1="11.223cm" svg:x2="25.727cm" svg:y2="17.223cm">
          <text:p/>
        </draw:line>
        <draw:line draw:style-name="gr23" draw:text-style-name="P4" draw:layer="layout" svg:x1="22.727cm" svg:y1="13.453cm" svg:x2="28.727cm" svg:y2="13.453cm">
          <text:p/>
        </draw:line>
        <draw:custom-shape draw:style-name="gr24" draw:text-style-name="P4" draw:layer="layout" svg:width="5cm" svg:height="3cm" svg:x="23.329cm" svg:y="11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27.065cm" svg:y="13.7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364cm" svg:y="13.9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864cm" svg:y="14.2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24.264cm" svg:y="14.1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555cm" svg:y="14.8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5.854cm" svg:y="15.0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354cm" svg:y="15.3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23.754cm" svg:y="15.2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7.755cm" svg:y="15.0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7.054cm" svg:y="15.2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7.554cm" svg:y="15.5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24.954cm" svg:y="15.4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735cm" svg:y="15.5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034cm" svg:y="15.7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534cm" svg:y="16.0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23.934cm" svg:y="15.9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7.915cm" svg:y="15.6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7.214cm" svg:y="15.8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7.714cm" svg:y="16.1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25.114cm" svg:y="16.0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955cm" svg:y="16.1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254cm" svg:y="16.3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26.754cm" svg:y="16.6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24.154cm" svg:y="16.5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0" draw:text-style-name="P11" draw:layer="layout" svg:width="3.38cm" svg:height="1.835cm" svg:x="24.072cm" svg:y="9.549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5" draw:layer="layout" svg:width="3.914cm" svg:height="0.848cm" svg:x="23.761cm" svg:y="17.33cm">
          <draw:text-box>
            <text:p text:style-name="P14"><text:span text:style-name="T10">full population</text:span></text:p>
          </draw:text-box>
        </draw:frame>
        <draw:frame draw:style-name="gr20" draw:text-style-name="P11" draw:layer="layout" svg:width="3.194cm" svg:height="1.835cm" draw:transform="rotate (1.5707963267949) translate (21.022cm 15.305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25" draw:text-style-name="P4" draw:layer="layout" svg:width="0.588cm" svg:height="6.845cm" svg:x="28.474cm" svg:y="6.384cm">
          <text:p/>
          <draw:enhanced-geometry svg:viewBox="0 0 21600 21600" draw:glue-points="0 0 0 21600 21600 10800" draw:text-areas="0 ?f3 15150 ?f4" draw:type="right-bracket" draw:modifiers="1173.5773520160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2" draw:text-style-name="P6" draw:layer="layout" svg:width="0.357cm" svg:height="0.357cm" svg:x="15.4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6.14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15.645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8.045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13.916cm" svg:y="3.213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6.916cm" svg:y1="3.221cm" svg:x2="16.916cm" svg:y2="9.221cm">
          <text:p/>
        </draw:line>
        <draw:line draw:style-name="gr15" draw:text-style-name="P4" draw:layer="layout" svg:x1="13.916cm" svg:y1="5.451cm" svg:x2="19.916cm" svg:y2="5.451cm">
          <text:p/>
        </draw:line>
        <draw:custom-shape draw:style-name="gr21" draw:text-style-name="P4" draw:layer="layout" svg:width="5cm" svg:height="3cm" svg:x="14.518cm" svg:y="3.766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8.254cm" svg:y="5.7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553cm" svg:y="5.9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053cm" svg:y="6.2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5.453cm" svg:y="6.1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744cm" svg:y="6.8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043cm" svg:y="7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543cm" svg:y="7.3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4.943cm" svg:y="7.2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944cm" svg:y="7.0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243cm" svg:y="7.2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743cm" svg:y="7.5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6.143cm" svg:y="7.4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924cm" svg:y="7.5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223cm" svg:y="7.7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723cm" svg:y="8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5.123cm" svg:y="7.9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9.104cm" svg:y="7.6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403cm" svg:y="7.8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903cm" svg:y="8.1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6.303cm" svg:y="8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8.144cm" svg:y="8.1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443cm" svg:y="8.3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7.943cm" svg:y="8.6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15.343cm" svg:y="8.5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2" draw:text-style-name="P6" draw:layer="layout" svg:width="0.357cm" svg:height="0.357cm" svg:x="9.045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74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246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646cm" svg:y="4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0.517cm" svg:y1="3.742cm" svg:x2="10.517cm" svg:y2="6.742cm">
          <text:p/>
        </draw:line>
        <draw:line draw:style-name="gr15" draw:text-style-name="P4" draw:layer="layout" svg:x1="8.117cm" svg:y1="5.452cm" svg:x2="13.117cm" svg:y2="5.452cm">
          <text:p/>
        </draw:line>
        <draw:custom-shape draw:style-name="gr19" draw:text-style-name="P4" draw:layer="layout" svg:width="5cm" svg:height="3cm" svg:x="8.119cm" svg:y="3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855cm" svg:y="5.7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154cm" svg:y="5.9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654cm" svg:y="6.2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9.054cm" svg:y="6.1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0" draw:text-style-name="P11" draw:layer="layout" svg:width="3.38cm" svg:height="1.835cm" svg:x="8.89cm" svg:y="2.146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3.38cm" svg:height="1.835cm" svg:x="15.261cm" svg:y="1.5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2.644cm" svg:height="1.835cm" draw:transform="rotate (1.5707963267949) translate (6.411cm 6.574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0" draw:text-style-name="P13" draw:layer="layout" svg:width="3.427cm" svg:height="0.848cm" svg:x="8.799cm" svg:y="6.888cm">
          <draw:text-box>
            <text:p text:style-name="P12"><text:span text:style-name="T10">clinical trials</text:span></text:p>
          </draw:text-box>
        </draw:frame>
        <draw:frame draw:style-name="gr20" draw:text-style-name="P15" draw:layer="layout" svg:width="3.914cm" svg:height="0.848cm" svg:x="14.95cm" svg:y="9.328cm">
          <draw:text-box>
            <text:p text:style-name="P14"><text:span text:style-name="T10">full population</text:span></text:p>
          </draw:text-box>
        </draw:frame>
        <draw:custom-shape draw:style-name="gr12" draw:text-style-name="P6" draw:layer="layout" svg:width="0.357cm" svg:height="0.357cm" svg:x="8.845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546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57cm" svg:height="0.357cm" svg:x="9.046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57cm" svg:height="0.357cm" svg:x="11.446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cm" svg:height="6cm" svg:x="7.317cm" svg:y="11.214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10.317cm" svg:y1="11.222cm" svg:x2="10.317cm" svg:y2="17.222cm">
          <text:p/>
        </draw:line>
        <draw:line draw:style-name="gr15" draw:text-style-name="P4" draw:layer="layout" svg:x1="7.317cm" svg:y1="13.452cm" svg:x2="13.317cm" svg:y2="13.452cm">
          <text:p/>
        </draw:line>
        <draw:custom-shape draw:style-name="gr21" draw:text-style-name="P4" draw:layer="layout" svg:width="5cm" svg:height="3cm" svg:x="7.919cm" svg:y="11.767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0.357cm" svg:height="0.357cm" svg:x="11.655cm" svg:y="13.7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954cm" svg:y="13.9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454cm" svg:y="14.2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854cm" svg:y="14.1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145cm" svg:y="14.8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444cm" svg:y="15.0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944cm" svg:y="15.3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344cm" svg:y="15.2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345cm" svg:y="15.0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644cm" svg:y="15.2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144cm" svg:y="15.5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9.544cm" svg:y="15.4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325cm" svg:y="15.5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624cm" svg:y="15.7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124cm" svg:y="16.0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524cm" svg:y="15.9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505cm" svg:y="15.6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804cm" svg:y="15.8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2.304cm" svg:y="16.1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9.704cm" svg:y="16.0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545cm" svg:y="16.1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0.844cm" svg:y="16.3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8" draw:layer="layout" svg:width="0.357cm" svg:height="0.357cm" svg:x="11.344cm" svg:y="16.6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9" draw:layer="layout" svg:width="0.357cm" svg:height="0.357cm" svg:x="8.744cm" svg:y="16.5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20" draw:text-style-name="P11" draw:layer="layout" svg:width="3.38cm" svg:height="1.835cm" svg:x="8.662cm" svg:y="9.548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5" draw:layer="layout" svg:width="3.914cm" svg:height="0.848cm" svg:x="8.351cm" svg:y="17.329cm">
          <draw:text-box>
            <text:p text:style-name="P14"><text:span text:style-name="T10">full population</text:span></text:p>
          </draw:text-box>
        </draw:frame>
        <draw:frame draw:style-name="gr20" draw:text-style-name="P11" draw:layer="layout" svg:width="3.194cm" svg:height="1.835cm" draw:transform="rotate (1.5707963267949) translate (5.612cm 15.304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26" draw:text-style-name="P6" draw:layer="layout" svg:width="0.3cm" svg:height="0.3cm" svg:x="24.255cm" svg:y="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25.727cm" svg:y1="4.743cm" svg:x2="25.727cm" svg:y2="7.743cm">
          <text:p/>
        </draw:line>
        <draw:line draw:style-name="gr15" draw:text-style-name="P4" draw:layer="layout" svg:x1="23.327cm" svg:y1="6.453cm" svg:x2="28.327cm" svg:y2="6.453cm">
          <text:p/>
        </draw:line>
        <draw:custom-shape draw:style-name="gr19" draw:text-style-name="P4" draw:layer="layout" svg:width="5cm" svg:height="3cm" svg:x="23.329cm" svg:y="4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3.38cm" svg:height="1.835cm" svg:x="24.1cm" svg:y="3.147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1" draw:layer="layout" svg:width="2.644cm" svg:height="1.835cm" draw:transform="rotate (1.5707963267949) translate (21.621cm 7.575cm)">
          <draw:text-box>
            <text:p text:style-name="P10"><text:span text:style-name="T4">disease</text:span></text:p>
            <text:p text:style-name="P10"><text:span text:style-name="T8">– </text:span><text:span text:style-name="T6">     </text:span><text:span text:style-name="T9">+</text:span></text:p>
          </draw:text-box>
        </draw:frame>
        <draw:frame draw:style-name="gr20" draw:text-style-name="P13" draw:layer="layout" svg:width="3.427cm" svg:height="0.848cm" svg:x="24.009cm" svg:y="7.889cm">
          <draw:text-box>
            <text:p text:style-name="P12"><text:span text:style-name="T10">clinical trials</text:span></text:p>
          </draw:text-box>
        </draw:frame>
        <draw:custom-shape draw:style-name="gr22" draw:text-style-name="P4" draw:layer="layout" svg:width="6cm" svg:height="6cm" svg:x="22.727cm" svg:y="11.215cm">
          <text:p/>
          <draw:enhanced-geometry svg:viewBox="0 0 21600 21600" draw:path-stretchpoint-x="10800" draw:path-stretchpoint-y="10800" draw:text-areas="?f3 ?f4 ?f5 ?f6" draw:type="round-rectangle" draw:modifiers="1814.0976503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25.727cm" svg:y1="11.223cm" svg:x2="25.727cm" svg:y2="17.223cm">
          <text:p/>
        </draw:line>
        <draw:line draw:style-name="gr23" draw:text-style-name="P4" draw:layer="layout" svg:x1="22.727cm" svg:y1="13.453cm" svg:x2="28.727cm" svg:y2="13.453cm">
          <text:p/>
        </draw:line>
        <draw:custom-shape draw:style-name="gr24" draw:text-style-name="P4" draw:layer="layout" svg:width="5cm" svg:height="3cm" svg:x="23.329cm" svg:y="11.768cm">
          <text:p/>
          <draw:enhanced-geometry svg:viewBox="0 0 21600 21600" draw:path-stretchpoint-x="10800" draw:path-stretchpoint-y="10800" draw:text-areas="?f3 ?f4 ?f5 ?f6" draw:type="round-rectangle" draw:modifiers="5606.93102299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3.38cm" svg:height="1.835cm" svg:x="24.072cm" svg:y="9.549cm">
          <draw:text-box>
            <text:p text:style-name="P10"><text:span text:style-name="T4">predictor</text:span></text:p>
            <text:p text:style-name="P10"><text:span text:style-name="T5">+</text:span><text:span text:style-name="T6">           </text:span><text:span text:style-name="T7">–</text:span></text:p>
          </draw:text-box>
        </draw:frame>
        <draw:frame draw:style-name="gr20" draw:text-style-name="P15" draw:layer="layout" svg:width="3.914cm" svg:height="0.848cm" svg:x="23.761cm" svg:y="17.33cm">
          <draw:text-box>
            <text:p text:style-name="P14"><text:span text:style-name="T10">full population</text:span></text:p>
          </draw:text-box>
        </draw:frame>
        <draw:frame draw:style-name="gr20" draw:text-style-name="P11" draw:layer="layout" svg:width="3.194cm" svg:height="1.835cm" draw:transform="rotate (1.5707963267949) translate (21.022cm 15.305cm)">
          <draw:text-box>
            <text:p text:style-name="P10"><text:span text:style-name="T4">disease</text:span></text:p>
            <text:p text:style-name="P10"><text:span text:style-name="T8">– </text:span><text:span text:style-name="T6">         </text:span><text:span text:style-name="T9">+</text:span></text:p>
          </draw:text-box>
        </draw:frame>
        <draw:custom-shape draw:style-name="gr27" draw:text-style-name="P4" draw:layer="layout" svg:width="0.588cm" svg:height="6.845cm" svg:x="28.474cm" svg:y="6.384cm">
          <text:p/>
          <draw:enhanced-geometry svg:viewBox="0 0 21600 21600" draw:glue-points="0 0 0 21600 21600 10800" draw:text-areas="0 ?f3 15150 ?f4" draw:type="right-bracket" draw:modifiers="1173.5773520160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6" draw:text-style-name="P6" draw:layer="layout" svg:width="0.3cm" svg:height="0.3cm" svg:x="24.656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cm" svg:height="0.3cm" svg:x="23.956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cm" svg:height="0.3cm" svg:x="24.256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cm" svg:height="0.3cm" svg:x="24.756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cm" svg:height="0.3cm" svg:x="26.956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3cm" svg:height="0.3cm" svg:x="24.156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3cm" svg:height="0.3cm" svg:x="24.756cm" svg:y="7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3cm" svg:height="0.3cm" svg:x="26.256cm" svg:y="7.2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7.156cm" svg:y="7.1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457cm" svg:y="6.91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857cm" svg:y="6.8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6" draw:text-style-name="P6" draw:layer="layout" svg:width="0.3cm" svg:height="0.3cm" svg:x="24.257cm" svg:y="12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cm" svg:height="0.3cm" svg:x="24.658cm" svg:y="12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cm" svg:height="0.3cm" svg:x="23.958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cm" svg:height="0.3cm" svg:x="24.258cm" svg:y="1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3cm" svg:height="0.3cm" svg:x="24.758cm" svg:y="1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cm" svg:height="0.3cm" svg:x="26.958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3cm" svg:height="0.3cm" svg:x="24.158cm" svg:y="1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3cm" svg:height="0.3cm" svg:x="24.758cm" svg:y="14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3cm" svg:height="0.3cm" svg:x="26.258cm" svg:y="14.22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7.158cm" svg:y="14.12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459cm" svg:y="13.9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859cm" svg:y="13.8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9" draw:text-style-name="P9" draw:layer="layout" svg:width="0.3cm" svg:height="0.3cm" svg:x="23.759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3cm" svg:height="0.3cm" svg:x="24.359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3cm" svg:height="0.3cm" svg:x="25.859cm" svg:y="15.22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759cm" svg:y="15.12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06cm" svg:y="14.9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46cm" svg:y="14.8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9" draw:text-style-name="P9" draw:layer="layout" svg:width="0.3cm" svg:height="0.3cm" svg:x="24.36cm" svg:y="15.71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9" draw:text-style-name="P9" draw:layer="layout" svg:width="0.3cm" svg:height="0.3cm" svg:x="24.96cm" svg:y="15.51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46cm" svg:y="15.339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0" draw:text-style-name="P8" draw:layer="layout" svg:width="0.3cm" svg:height="0.3cm" svg:x="27.36cm" svg:y="15.439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0" draw:text-style-name="P8" draw:layer="layout" svg:width="0.3cm" svg:height="0.3cm" svg:x="26.661cm" svg:y="15.64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0" draw:text-style-name="P8" draw:layer="layout" svg:width="0.3cm" svg:height="0.3cm" svg:x="27.061cm" svg:y="15.72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9" draw:text-style-name="P9" draw:layer="layout" svg:width="0.3cm" svg:height="0.3cm" svg:x="24.06cm" svg:y="16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3cm" svg:height="0.3cm" svg:x="24.66cm" svg:y="16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3cm" svg:height="0.3cm" svg:x="26.16cm" svg:y="16.42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7.06cm" svg:y="16.32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361cm" svg:y="16.1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761cm" svg:y="16.0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9" draw:text-style-name="P9" draw:layer="layout" svg:width="0.3cm" svg:height="0.3cm" svg:x="24.561cm" svg:y="16.81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9" draw:text-style-name="P9" draw:layer="layout" svg:width="0.3cm" svg:height="0.3cm" svg:x="25.161cm" svg:y="16.61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0" draw:text-style-name="P8" draw:layer="layout" svg:width="0.3cm" svg:height="0.3cm" svg:x="26.661cm" svg:y="16.439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0" draw:text-style-name="P8" draw:layer="layout" svg:width="0.3cm" svg:height="0.3cm" svg:x="27.561cm" svg:y="16.539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0" draw:text-style-name="P8" draw:layer="layout" svg:width="0.3cm" svg:height="0.3cm" svg:x="26.862cm" svg:y="16.74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0" draw:text-style-name="P8" draw:layer="layout" svg:width="0.3cm" svg:height="0.3cm" svg:x="27.262cm" svg:y="16.82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presentation:notes draw:style-name="dp1">
          <draw:page-thumbnail draw:style-name="gr11" draw:layer="layout" svg:width="18.624cm" svg:height="10.476cm" svg:x="1.482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Ubuntu1" fo:font-family="Ubuntu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Ubuntu1" fo:font-family="Ubuntu" style:font-style-name="Regular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5:10:16.176530142</meta:creation-date>
    <dc:title>defaultA4L</dc:title>
    <meta:editing-duration>PT33M47S</meta:editing-duration>
    <meta:editing-cycles>13</meta:editing-cycles>
    <meta:generator>LibreOffice/7.4.2.3$Linux_X86_64 LibreOffice_project/382eef1f22670f7f4118c8c2dd222ec7ad009daf</meta:generator>
    <dc:date>2022-12-28T13:04:54.557068256</dc:date>
    <meta:document-statistic meta:object-count="316"/>
  </office:meta>
</office:document-meta>
</file>